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EasyReadingPRO" svg:font-family="EasyReadingPRO" style:font-pitch="variable"/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0.229cm" fo:margin-top="0cm" fo:margin-bottom="0cm" table:align="left" style:writing-mode="lr-tb"/>
    </style:style>
    <style:style style:name="Table1.A" style:family="table-column">
      <style:table-column-properties style:column-width="1.004cm"/>
    </style:style>
    <style:style style:name="Table1.B" style:family="table-column">
      <style:table-column-properties style:column-width="9.022cm"/>
    </style:style>
    <style:style style:name="Table1.C" style:family="table-column">
      <style:table-column-properties style:column-width="8.5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le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8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8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9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9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10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10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11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11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1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1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2" style:family="table">
      <style:table-properties style:width="18.547cm" fo:margin-left="0.229cm" fo:margin-top="0cm" fo:margin-bottom="0cm" table:align="left" style:writing-mode="lr-tb"/>
    </style:style>
    <style:style style:name="Table2.A" style:family="table-column">
      <style:table-column-properties style:column-width="1.903cm"/>
    </style:style>
    <style:style style:name="Table2.B" style:family="table-column">
      <style:table-column-properties style:column-width="8.123cm"/>
    </style:style>
    <style:style style:name="Table2.C" style:family="table-column">
      <style:table-column-properties style:column-width="8.52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le2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le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2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2.C3" style:family="table-cell">
      <style:table-cell-properties style:vertical-align=""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padding="0cm" fo:border="none"/>
    </style:style>
    <style:style style:name="P3" style:family="paragraph" style:parent-style-name="Standard">
      <style:paragraph-properties fo:padding="0cm" fo:border="none"/>
      <style:text-properties fo:font-weight="bold" style:font-weight-asian="bold"/>
    </style:style>
    <style:style style:name="P4" style:family="paragraph" style:parent-style-name="Heading_20_1">
      <style:paragraph-properties fo:padding="0cm" fo:border="none"/>
    </style:style>
    <style:style style:name="P5" style:family="paragraph" style:parent-style-name="Standard">
      <style:paragraph-properties fo:margin-left="0.176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fo:background-color="#ffffff"/>
    </style:style>
    <style:style style:name="P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fo:font-style="italic" style:font-style-asian="italic"/>
    </style:style>
    <style:style style:name="P8" style:family="paragraph" style:parent-style-name="Heading_20_2">
      <style:paragraph-properties fo:margin-left="0.176cm" fo:margin-right="0cm" fo:margin-top="0cm" fo:margin-bottom="0cm" style:contextual-spacing="false" fo:line-height="100%" fo:text-align="center" style:justify-single-word="false" fo:text-indent="0cm" style:auto-text-indent="false"/>
    </style:style>
    <style:style style:name="P9" style:family="paragraph" style:parent-style-name="Heading_20_1">
      <style:paragraph-properties fo:margin-top="0.706cm" fo:margin-bottom="0cm" style:contextual-spacing="false" fo:line-height="100%" fo:break-before="page"/>
    </style:style>
    <style:style style:name="P10" style:family="paragraph" style:parent-style-name="Heading_20_2">
      <style:paragraph-properties fo:margin-top="0cm" fo:margin-bottom="0cm" style:contextual-spacing="false" fo:line-height="100%"/>
    </style:style>
    <style:style style:name="P11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12" style:family="paragraph" style:parent-style-name="Title" style:master-page-name="Standard">
      <style:paragraph-properties style:page-number="1" fo:padding="0cm" fo:border="none"/>
      <style:text-properties fo:color="#009a96" loext:opacity="100%" style:font-name="Fontdiner Swanky" fo:font-size="36pt" officeooo:rsid="001d221a" officeooo:paragraph-rsid="001d221a" style:font-name-asian="Fontdiner Swanky1" style:font-size-asian="36pt" style:font-name-complex="Fontdiner Swanky1" style:font-size-complex="36pt"/>
    </style:style>
    <style:style style:name="P13" style:family="paragraph" style:parent-style-name="Heading_20_1">
      <style:paragraph-properties fo:margin-top="0.706cm" fo:margin-bottom="0cm" style:contextual-spacing="false" fo:line-height="100%" fo:text-align="start" style:justify-single-word="false"/>
      <style:text-properties officeooo:rsid="0023ccee" officeooo:paragraph-rsid="0023ccee"/>
    </style:style>
    <style:style style:name="P14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rsid="001f849e" officeooo:paragraph-rsid="001f849e"/>
    </style:style>
    <style:style style:name="P15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rsid="0020d37d" officeooo:paragraph-rsid="0020d37d"/>
    </style:style>
    <style:style style:name="P16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rsid="00225126" officeooo:paragraph-rsid="00225126"/>
    </style:style>
    <style:style style:name="P17" style:family="paragraph" style:parent-style-name="Heading_20_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rsid="0023ccee" officeooo:paragraph-rsid="0023ccee"/>
    </style:style>
    <style:style style:name="P1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officeooo:rsid="001f849e" officeooo:paragraph-rsid="001f849e"/>
    </style:style>
    <style:style style:name="P1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fo:font-style="italic" officeooo:rsid="001f849e" officeooo:paragraph-rsid="001f849e" style:font-style-asian="italic" style:font-style-complex="italic"/>
    </style:style>
    <style:style style:name="P2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fo:font-style="italic" officeooo:rsid="0020d37d" officeooo:paragraph-rsid="0020d37d" fo:background-color="#ffffff" style:font-style-asian="italic" style:font-style-complex="italic"/>
    </style:style>
    <style:style style:name="P2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officeooo:rsid="0020d37d" officeooo:paragraph-rsid="0020d37d" fo:background-color="#ffffff"/>
    </style:style>
    <style:style style:name="P2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officeooo:rsid="0022e9db" officeooo:paragraph-rsid="0022e9db" fo:background-color="#ffffff"/>
    </style:style>
    <style:style style:name="P2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fo:font-style="normal" officeooo:rsid="0020d37d" officeooo:paragraph-rsid="0020d37d" fo:background-color="#ffffff" style:font-style-asian="normal" style:font-style-complex="normal"/>
    </style:style>
    <style:style style:name="P2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officeooo:rsid="00225126" officeooo:paragraph-rsid="00225126"/>
    </style:style>
    <style:style style:name="P25" style:family="paragraph" style:parent-style-name="Standard">
      <style:paragraph-properties fo:text-align="start" style:justify-single-word="false"/>
      <style:text-properties officeooo:rsid="0020d37d" officeooo:paragraph-rsid="0020d37d" fo:background-color="#ffffff"/>
    </style:style>
    <style:style style:name="P26" style:family="paragraph" style:parent-style-name="Standard">
      <style:paragraph-properties fo:text-align="start" style:justify-single-word="false"/>
      <style:text-properties fo:background-color="#ffffff"/>
    </style:style>
    <style:style style:name="P27" style:family="paragraph" style:parent-style-name="Standard">
      <style:paragraph-properties fo:text-align="start" style:justify-single-word="false"/>
      <style:text-properties officeooo:rsid="00225126" officeooo:paragraph-rsid="00225126" fo:background-color="#ffffff"/>
    </style:style>
    <style:style style:name="P28" style:family="paragraph" style:parent-style-name="Standard">
      <style:paragraph-properties fo:text-align="start" style:justify-single-word="false"/>
      <style:text-properties officeooo:rsid="0022e9db" officeooo:paragraph-rsid="0022e9db" fo:background-color="#ffffff"/>
    </style:style>
    <style:style style:name="P29" style:family="paragraph" style:parent-style-name="Standard">
      <style:paragraph-properties fo:text-align="start" style:justify-single-word="false"/>
      <style:text-properties fo:font-style="italic" officeooo:rsid="0020d37d" officeooo:paragraph-rsid="0020d37d" fo:background-color="#ffffff" style:font-style-asian="italic" style:font-style-complex="italic"/>
    </style:style>
    <style:style style:name="P30" style:family="paragraph" style:parent-style-name="Standard">
      <style:paragraph-properties fo:text-align="start" style:justify-single-word="false"/>
      <style:text-properties officeooo:rsid="00225126" officeooo:paragraph-rsid="00225126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d221a"/>
    </style:style>
    <style:style style:name="T3" style:family="text">
      <style:text-properties fo:font-weight="normal" officeooo:rsid="001eff2d" style:font-weight-asian="normal" style:font-weight-complex="normal"/>
    </style:style>
    <style:style style:name="T4" style:family="text">
      <style:text-properties fo:font-weight="normal" officeooo:rsid="001f849e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background-color="transparent" loext:char-shading-value="0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officeooo:rsid="00225126"/>
    </style:style>
    <style:style style:name="T10" style:family="text">
      <style:text-properties style:text-underline-style="none"/>
    </style:style>
    <style:style style:name="T11" style:family="text">
      <style:text-properties officeooo:rsid="0023ccee"/>
    </style:style>
    <style:style style:name="T12" style:family="text">
      <style:text-properties fo:color="#00615e" loext:opacity="100%" style:font-name="Bitter" fo:font-size="18pt" fo:font-weight="bold" style:font-name-asian="Bitter1" style:font-size-asian="18pt" style:font-weight-asian="bold" style:font-name-complex="Bitter1" style:font-size-complex="18pt"/>
    </style:style>
    <style:style style:name="T13" style:family="text">
      <style:text-properties style:text-position="super 58%"/>
    </style:style>
    <style:style style:name="T14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Gestire i turni</text:p>
      <text:p text:style-name="P4"><text:bookmark text:name="_jbob8updeyb"/>Informazioni generali</text:p>
      <text:p text:style-name="P2"><text:span text:style-name="T1">Nome caso d’uso</text:span>: <text:span text:style-name="T2">Gestire i turni</text:span></text:p>
      <text:p text:style-name="P3">Portata: <text:span text:style-name="T3">Sistema</text:span></text:p>
      <text:p text:style-name="P3">Livello: <text:span text:style-name="T3">Obiettvo utente</text:span></text:p>
      <text:p text:style-name="P3">Attore primario: <text:span text:style-name="T3">Organizzatore</text:span></text:p>
      <text:p text:style-name="P3">Parti Interessate: <text:span text:style-name="T3">Cuoco, Personale di servizio</text:span></text:p>
      <text:p text:style-name="P3">Pre-condizioni: <text:span text:style-name="T3">L’autore deve essere autenticato come organizzatore</text:span></text:p>
      <text:p text:style-name="P3">Garanzie di successo o post-condizioni: <text:span text:style-name="T4">sono stati aggiunti uno o più turni al calendario</text:span></text:p>
      <text:p text:style-name="Heading_20_1"><text:bookmark text:name="_ktoaw1c37hxq"/><text:soft-page-break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<text:bookmark text:name="_p0004dld5iri"/># </text:p>
          </table:table-cell>
          <table:table-cell table:style-name="Table1.B1" office:value-type="string">
            <text:p text:style-name="P8"><text:bookmark text:name="_p0004dld5iri1"/>Attore</text:p>
          </table:table-cell>
          <table:table-cell table:style-name="Table1.B1" office:value-type="string">
            <text:p text:style-name="P8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14"><text:bookmark text:name="_pa0e6zrbleih"/>1</text:p>
          </table:table-cell>
          <table:table-cell table:style-name="Table1.B2" office:value-type="string">
            <text:p text:style-name="P18">Sceglie se lavorare sui turni prepatori o di servizio</text:p>
          </table:table-cell>
          <table:table-cell table:style-name="Table1.C2" office:value-type="string">
            <text:p text:style-name="P5"/>
          </table:table-cell>
        </table:table-row>
        <table:table-row table:style-name="Table1.1">
          <table:table-cell table:style-name="Table1.A3" office:value-type="string">
            <text:p text:style-name="P14"/>
          </table:table-cell>
          <table:table-cell table:style-name="Table1.B3" office:value-type="string">
            <text:p text:style-name="P19">Se è in definizione un turno di servizio prosegui col passo 2, altrimenti vai al passo <text:span text:style-name="T9">4</text:span></text:p>
          </table:table-cell>
          <table:table-cell table:style-name="Table1.C3" office:value-type="string">
            <text:p text:style-name="P1"/>
          </table:table-cell>
        </table:table-row>
        <table:table-row table:style-name="Table1.1">
          <table:table-cell table:style-name="Table1.A5" office:value-type="string">
            <text:p text:style-name="P14"><text:bookmark text:name="_pa0e6zrbleih2"/>2</text:p>
          </table:table-cell>
          <table:table-cell table:style-name="Table1.B5" office:value-type="string">
            <text:p text:style-name="P24"><text:span text:style-name="T10">Consulta l’elenco degli eventi </text:span></text:p>
          </table:table-cell>
          <table:table-cell table:style-name="Table1.C5" office:value-type="string">
            <text:p text:style-name="P30">Restituisce le informazioni sugli eventi</text:p>
          </table:table-cell>
        </table:table-row>
        <table:table-row table:style-name="Table1.1">
          <table:table-cell table:style-name="Table1.A5" office:value-type="string">
            <text:p text:style-name="P16">3</text:p>
          </table:table-cell>
          <table:table-cell table:style-name="Table1.B5" office:value-type="string">
            <text:p text:style-name="P24"><text:span text:style-name="T7">opzionalmente </text:span><text:span text:style-name="T8">selezionandone uno</text:span></text:p>
          </table:table-cell>
          <table:table-cell table:style-name="Table1.C5" office:value-type="string">
            <text:p text:style-name="P30">Se viene selezionato un evento vengono creati i turni di servizio precompilati dove ogni turno corrisponde a un servizio dell’evento</text:p>
          </table:table-cell>
        </table:table-row>
        <table:table-row table:style-name="Table1.1">
          <table:table-cell table:style-name="Table1.A6" office:value-type="string">
            <text:p text:style-name="P16">4</text:p>
          </table:table-cell>
          <table:table-cell table:style-name="Table1.B6" office:value-type="string">
            <text:p text:style-name="P21">Sceglie una data sul calendario</text:p>
          </table:table-cell>
          <table:table-cell table:style-name="Table1.C6" office:value-type="string">
            <text:p text:style-name="P27">Restituisce l’elenco dei turni per quella data</text:p>
          </table:table-cell>
        </table:table-row>
        <table:table-row table:style-name="Table1.1">
          <table:table-cell table:style-name="Table1.A7" office:value-type="string">
            <text:p text:style-name="P16">5</text:p>
          </table:table-cell>
          <table:table-cell table:style-name="Table1.B7" office:value-type="string">
            <text:p text:style-name="P23">Inserisce un turno e la sua durata <text:span text:style-name="T6">opzionalemente</text:span><text:span text:style-name="T5"> </text:span>specificando ricorrenza e/o luogo</text:p>
          </table:table-cell>
          <table:table-cell table:style-name="Table1.C7" office:value-type="string">
            <text:p text:style-name="P22">Registra il nuovo turno e le eventuali ricorrenze sul calendario</text:p>
          </table:table-cell>
        </table:table-row>
        <table:table-row table:style-name="Table1.1">
          <table:table-cell table:style-name="Table1.A8" office:value-type="string">
            <text:p text:style-name="P15"/>
          </table:table-cell>
          <table:table-cell table:style-name="Table1.B8" office:value-type="string">
            <text:p text:style-name="P20">Se è in definizione un turno di servizio prosegui col passo 5, altrimenti vai al passo 6</text:p>
          </table:table-cell>
          <table:table-cell table:style-name="Table1.C8" office:value-type="string">
            <text:p text:style-name="P6"/>
          </table:table-cell>
        </table:table-row>
        <table:table-row table:style-name="Table1.1">
          <table:table-cell table:style-name="Table1.A10" office:value-type="string">
            <text:p text:style-name="P16">6</text:p>
          </table:table-cell>
          <table:table-cell table:style-name="Table1.B10" office:value-type="string">
            <text:p text:style-name="P25">Opzionalmente indica una data limite per togliere la disponibilità</text:p>
          </table:table-cell>
          <table:table-cell table:style-name="Table1.C10" office:value-type="string">
            <text:p text:style-name="P28">Registra le informazioni aggiuntive</text:p>
          </table:table-cell>
        </table:table-row>
        <table:table-row table:style-name="Table1.1">
          <table:table-cell table:style-name="Table1.A10" office:value-type="string">
            <text:p text:style-name="P15"/>
          </table:table-cell>
          <table:table-cell table:style-name="Table1.B10" office:value-type="string">
            <text:p text:style-name="P29">Se vuole torna al passo 3 altrimenti prosegue</text:p>
          </table:table-cell>
          <table:table-cell table:style-name="Table1.C10" office:value-type="string">
            <text:p text:style-name="P26"/>
          </table:table-cell>
        </table:table-row>
        <table:table-row table:style-name="Table1.1">
          <table:table-cell table:style-name="Table1.A11" office:value-type="string">
            <text:p text:style-name="P16">7</text:p>
          </table:table-cell>
          <table:table-cell table:style-name="Table1.B11" office:value-type="string">
            <text:p text:style-name="P25">Opzionalmente raggruppa un insieme di turni</text:p>
          </table:table-cell>
          <table:table-cell table:style-name="Table1.C11" office:value-type="string">
            <text:p text:style-name="P28">Registra le informazioni aggiuntive</text:p>
          </table:table-cell>
        </table:table-row>
        <table:table-row table:style-name="Table1.1">
          <table:table-cell table:style-name="Table1.A12" office:value-type="string">
            <text:p text:style-name="P15"/>
          </table:table-cell>
          <table:table-cell table:style-name="Table1.B12" office:value-type="string">
            <text:p text:style-name="P29">Ripete 6 finché non è soddisfatto</text:p>
          </table:table-cell>
          <table:table-cell table:style-name="Table1.C12" office:value-type="string">
            <text:p text:style-name="P26"/>
          </table:table-cell>
        </table:table-row>
      </table:table>
      <text:p text:style-name="Standard"/>
      <text:p text:style-name="P13"><text:bookmark text:name="_w5am8qm6u95x"/>NOTA: le estensioni vanno al passo 5 (modifica, <text:span text:style-name="T12">eliminazione di un turno o terminazione del caso d’uso</text:span>)</text:p>
      <text:p text:style-name="P13">NOTA2: eccezioni (modifica turno nel passato, sovrapposizione di turni preparatori nello stesso luogo, raggruppamento di turni ricorrenti che non rispetta i vincoli)</text:p>
      <text:p text:style-name="P9"><text:bookmark text:name="_fmu94t6hev3x"/>Estensione <text:span text:style-name="T11">5</text:span>a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0"><text:bookmark text:name="_c1spi84yq2kg"/># </text:p>
          </table:table-cell>
          <table:table-cell table:style-name="Table2.B1" office:value-type="string">
            <text:p text:style-name="P8"><text:bookmark text:name="_ltt8uo9pou4l"/>Attore</text:p>
          </table:table-cell>
          <table:table-cell table:style-name="Table2.B1" office:value-type="string">
            <text:p text:style-name="P8"><text:bookmark text:name="_xacqr114gae"/>Sistema</text:p>
          </table:table-cell>
        </table:table-row>
        <table:table-row table:style-name="Table2.1">
          <table:table-cell table:style-name="Table2.A2" office:value-type="string">
            <text:p text:style-name="P17">5<text:span text:style-name="T14">a</text:span>.1</text:p>
          </table:table-cell>
          <table:table-cell table:style-name="Table2.B2" office:value-type="string">
            <text:p text:style-name="P5"/>
          </table:table-cell>
          <table:table-cell table:style-name="Table2.C2" office:value-type="string">
            <text:p text:style-name="P1"/>
          </table:table-cell>
        </table:table-row>
        <table:table-row table:style-name="Table2.1">
          <table:table-cell table:style-name="Table2.A3" office:value-type="string">
            <text:p text:style-name="P11"><text:bookmark text:name="_c0uwha9afulj1"/></text:p>
          </table:table-cell>
          <table:table-cell table:style-name="Table2.B3" office:value-type="string">
            <text:p text:style-name="P7"/>
          </table:table-cell>
          <table:table-cell table:style-name="Table2.C3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EasyReadingPRO" svg:font-family="EasyReadingPRO" style:font-pitch="variable"/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style:contextual-spacing="false" fo:line-height="100%" fo:keep-together="always" fo:keep-with-next="always"/>
      <style:text-properties fo:color="#00615e" loext:opacity="100%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style:contextual-spacing="false" fo:line-height="100%" fo:text-align="start" style:justify-single-word="false" fo:keep-together="always" fo:keep-with-next="always"/>
      <style:text-properties fo:color="#354d51" loext:opacity="100%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keep-with-next="always"/>
      <style:text-properties fo:color="#0c3635" loext:opacity="100%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style:contextual-spacing="false" fo:line-height="100%" fo:text-align="center" style:justify-single-word="false" fo:keep-together="always" fo:keep-with-next="always"/>
      <style:text-properties fo:color="#009a96" loext:opacity="100%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style:contextual-spacing="fals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date>2021-05-11T17:49:49.175000000</dc:date>
    <meta:editing-duration>PT26M24S</meta:editing-duration>
    <meta:editing-cycles>4</meta:editing-cycles>
    <meta:document-statistic meta:table-count="2" meta:image-count="0" meta:object-count="0" meta:page-count="3" meta:paragraph-count="44" meta:word-count="251" meta:character-count="1639" meta:non-whitespace-character-count="1429"/>
  </office:meta>
</office:document-meta>
</file>